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604" officeooo:paragraph-rsid="000ad604"/>
    </style:style>
    <style:style style:name="P2" style:family="paragraph">
      <loext:graphic-properties draw:fill-color="#00ff66"/>
      <style:paragraph-properties fo:text-align="center"/>
      <style:text-properties fo:font-size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-color="#00000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fill-color="#00ff66" draw:textarea-horizontal-align="justify" draw:textarea-vertical-align="middle" draw:auto-grow-height="false" fo:min-height="8.486cm" fo:min-width="9.6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778cm" fo:min-width="2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6.414cm" fo:min-width="1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-width="0.503cm" draw:marker-end-width="0.503cm" draw:fill-color="#11111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0000" draw:textarea-horizontal-align="justify" draw:textarea-vertical-align="middle" draw:auto-grow-height="false" fo:min-height="0.092cm" fo:min-width="0.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000000" draw:textarea-horizontal-align="justify" draw:textarea-vertical-align="middle" draw:auto-grow-height="false" fo:min-height="0.383cm" fo:min-width="0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000000" draw:textarea-horizontal-align="justify" draw:textarea-vertical-align="middle" draw:auto-grow-height="false" fo:min-height="0.243cm" fo:min-width="0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000000" draw:textarea-horizontal-align="justify" draw:textarea-vertical-align="middle" draw:auto-grow-height="false" fo:min-height="0.079cm" fo:min-width="0.1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000000" draw:textarea-horizontal-align="justify" draw:textarea-vertical-align="middle" draw:auto-grow-height="false" fo:min-height="0.09cm" fo:min-width="0.1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6" draw:name="Forma4" draw:style-name="gr5" draw:text-style-name="P4" svg:x1="13.714cm" svg:y1="2.36cm" svg:x2="11.252cm" svg:y2="1.986cm"><text:p/></draw:line><draw:custom-shape text:anchor-type="paragraph" draw:z-index="1" draw:name="Forma1" draw:style-name="gr2" svg:width="2.179cm" svg:height="0.779cm" svg:x="3.316cm" svg:y="4.501cm"><text:p><text:s text:c="3"/>Circuito</text:p><draw:enhanced-geometry svg:viewBox="0 0 21600 21600" draw:type="rectangle" draw:enhanced-path="M 0 0 L 21600 0 21600 21600 0 21600 0 0 Z N"/></draw:custom-shape><draw:custom-shape text:anchor-type="paragraph" draw:z-index="2" draw:name="Forma1" draw:style-name="gr2" svg:width="2.179cm" svg:height="0.779cm" svg:x="6.091cm" svg:y="1.674cm"><text:p><text:s text:c="5"/>Sensor</text:p><draw:enhanced-geometry svg:viewBox="0 0 21600 21600" draw:type="rectangle" draw:enhanced-path="M 0 0 L 21600 0 21600 21600 0 21600 0 0 Z N"/></draw:custom-shape><draw:custom-shape text:anchor-type="paragraph" draw:z-index="3" draw:name="Forma1" draw:style-name="gr2" svg:width="2.179cm" svg:height="0.779cm" svg:x="7.74cm" svg:y="6.431cm"><text:p><text:s/>Actuadores</text:p><draw:enhanced-geometry svg:viewBox="0 0 21600 21600" draw:type="rectangle" draw:enhanced-path="M 0 0 L 21600 0 21600 21600 0 21600 0 0 Z N"/></draw:custom-shape><draw:custom-shape text:anchor-type="paragraph" draw:z-index="4" draw:name="Forma1" draw:style-name="gr3" svg:width="1.618cm" svg:height="6.414cm" svg:x="13.714cm" svg:y="1.639cm"><text:p><text:s text:c="6"/><text:span text:style-name="T1">E</text:span></text:p><text:p><text:span text:style-name="T1"><text:s text:c="5"/></text:span><text:span text:style-name="T1">N</text:span></text:p><text:p><text:span text:style-name="T1"><text:s text:c="5"/></text:span><text:span text:style-name="T1">T</text:span></text:p><text:p><text:span text:style-name="T1"><text:s text:c="5"/></text:span><text:span text:style-name="T1">O</text:span></text:p><text:p><text:span text:style-name="T1"><text:s text:c="5"/></text:span><text:span text:style-name="T1">R</text:span></text:p><text:p><text:span text:style-name="T1"><text:s text:c="5"/></text:span><text:span text:style-name="T1">N</text:span></text:p><text:p><text:span text:style-name="T1"><text:s text:c="5"/></text:span><text:span text:style-name="T1">O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5" draw:name="Forma2" draw:style-name="gr4" draw:text-style-name="P3" svg:width="2.585cm" svg:height="2.924cm" svg:x="9.571cm" svg:y="0.706cm"><draw:text-box><text:p>Térmicos</text:p><text:p>Humedad</text:p><text:p>Ópticos</text:p><text:p>Magnéticos</text:p><text:p>Infrarrojos</text:p><text:p>De Contacto</text:p></draw:text-box></draw:frame><draw:custom-shape text:anchor-type="paragraph" draw:z-index="0" draw:name="Forma3" draw:style-name="gr1" draw:text-style-name="P2" svg:width="10.554cm" svg:height="9.404cm" svg:x="2.039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Forma4" draw:style-name="gr6" draw:text-style-name="P5" svg:x1="9.356cm" svg:y1="0.928cm" svg:x2="7.082cm" svg:y2="1.487cm"><text:p/></draw:line><draw:line text:anchor-type="paragraph" draw:z-index="8" draw:name="Forma4" draw:style-name="gr6" draw:text-style-name="P5" svg:x1="6.956cm" svg:y1="2.671cm" svg:x2="4.187cm" svg:y2="4.352cm"><text:p/></draw:line><draw:line text:anchor-type="paragraph" draw:z-index="9" draw:name="Forma4" draw:style-name="gr6" draw:text-style-name="P5" svg:x1="4.561cm" svg:y1="5.44cm" svg:x2="7.424cm" svg:y2="6.936cm"><text:p/></draw:line><draw:line text:anchor-type="paragraph" draw:z-index="10" draw:name="Forma4" draw:style-name="gr7" draw:text-style-name="P6" svg:x1="10.478cm" svg:y1="6.937cm" svg:x2="13.53cm" svg:y2="4.944cm"><text:p/></draw:line><draw:frame text:anchor-type="paragraph" draw:z-index="11" draw:name="Forma2" draw:style-name="gr8" draw:text-style-name="P3" svg:width="2.585cm" svg:height="1.95cm" svg:x="8.729cm" svg:y="7.467cm"><draw:text-box><text:p>Luz Estrobo</text:p><text:p>Sirena</text:p><text:p>Generadora de <text:s/>Niebla</text:p></draw:text-box></draw:frame><draw:custom-shape text:anchor-type="paragraph" draw:z-index="12" draw:name="Forma5" draw:style-name="gr9" draw:text-style-name="P7" svg:width="0.241cm" svg:height="0.279cm" svg:x="13.291cm" svg:y="4.944cm"><text:p/>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</draw:custom-shape><draw:custom-shape text:anchor-type="paragraph" draw:z-index="13" draw:name="Forma5" draw:style-name="gr10" draw:text-style-name="P7" svg:width="0.287cm" svg:height="0.384cm" svg:x="7.294cm" svg:y="6.727cm"><text:p/>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</draw:custom-shape><draw:custom-shape text:anchor-type="paragraph" draw:z-index="14" draw:name="Forma5" draw:style-name="gr11" draw:text-style-name="P7" svg:width="0.23cm" svg:height="0.244cm" svg:x="4.03cm" svg:y="4.258cm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draw:custom-shape text:anchor-type="paragraph" draw:z-index="15" draw:name="Forma5" draw:style-name="gr12" draw:text-style-name="P7" svg:width="0.23cm" svg:height="0.244cm" svg:x="6.971cm" svg:y="1.431cm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draw:custom-shape text:anchor-type="paragraph" draw:z-index="16" draw:name="Forma5" draw:style-name="gr13" draw:text-style-name="P7" svg:width="0.283cm" svg:height="0.281cm" svg:x="11.15cm" svg:y="1.887cm"><text:p/>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5:09:05.535282144</meta:creation-date>
    <dc:date>2017-08-29T00:38:33.297524189</dc:date>
    <meta:editing-duration>PT24M2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